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9.2728in"/>
    </style:style>
    <style:style style:name="co6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7016in"/>
    </style:style>
    <style:style style:name="co4" style:family="table-column">
      <style:table-column-properties fo:break-before="auto" style:column-width="1.5752in"/>
    </style:style>
    <style:style style:name="co7" style:family="table-column">
      <style:table-column-properties fo:break-before="auto" style:column-width="1.181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#33ff99"/>
      <style:text-properties fo:color="#66ff99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text-underline-style="none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339966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ce1"/>
        <table:table-column table:style-name="co7" table:number-columns-repeated="11" table:default-cell-style-name="Default"/>
        <table:table-row table:style-name="ro1">
          <table:table-cell/>
          <table:table-cell office:value-type="string" calcext:value-type="string">
            <text:p>RETURN VALUE</text:p>
          </table:table-cell>
          <table:table-cell office:value-type="string" calcext:value-type="string">
            <text:p>FLAGS</text:p>
          </table:table-cell>
          <table:table-cell table:number-columns-repeated="2"/>
          <table:table-cell office:value-type="string" calcext:value-type="string">
            <text:p>VARS</text:p>
          </table:table-cell>
          <table:table-cell table:number-columns-repeated="3"/>
          <table:table-cell office:value-type="string" calcext:value-type="string">
            <text:p>CARD PT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ventTargetCancel</text:p>
          </table:table-cell>
          <table:table-cell office:value-type="string" calcext:value-type="string">
            <text:p>bool : hasCancel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event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6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ent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6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entTargetEquip</text:p>
          </table:table-cell>
          <table:table-cell office:value-type="string" calcext:value-type="string">
            <text:p>bool : hasProtected</text:p>
          </table:table-cell>
          <table:table-cell table:number-columns-repeated="7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span text:style-name="T2">preventIntercome</text:span>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2">preventIntercome</text:span>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Intercome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ventSelf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Self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Self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Action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Action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Equip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Equip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Field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Field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Mob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MobCancel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GetTargeted</text:p>
          </table:table-cell>
          <table:table-cell/>
          <table:table-cell office:value-type="string" calcext:value-type="string">
            <text:p>ZTCG_TARGET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heckPreventAttack</text:p>
          </table:table-cell>
          <table:table-cell office:value-type="string" calcext:value-type="string">
            <text:p>Not 0: Prevent attack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style-name="ce4" office:value-type="string" calcext:value-type="string">
            <text:p>M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quipBuff</text:p>
          </table:table-cell>
          <table:table-cell/>
          <table:table-cell office:value-type="string" calcext:value-type="string">
            <text:p>ZTCG_ATTACKSTATE</text:p>
          </table:table-cell>
          <table:table-cell office:value-type="string" calcext:value-type="string">
            <text:p>ZTCG_PLAYERTYPE</text:p>
          </table:table-cell>
          <table:table-cell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Initial dmg</text:p>
          </table:table-cell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quipRefreshCharg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EquipBuffWithCharge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Initial dmg</text:p>
          </table:table-cell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quipBlockDamag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BlockResultDamage</text:p>
          </table:table-cell>
          <table:table-cell office:value-type="string" calcext:value-type="string">
            <text:p>Not 0: Result damage</text:p>
          </table:table-cell>
          <table:table-cell table:number-columns-repeated="3"/>
          <table:table-cell office:value-type="string" calcext:value-type="string">
            <text:p>Result dmg</text:p>
          </table:table-cell>
          <table:table-cell office:value-type="string" calcext:value-type="string">
            <text:p>Attack dmg</text:p>
          </table:table-cell>
          <table:table-cell office:value-type="string" calcext:value-type="string">
            <text:p>Block dm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OpponentBlockResultDamage</text:p>
          </table:table-cell>
          <table:table-cell office:value-type="string" calcext:value-type="string">
            <text:p>Not 0: Result damage</text:p>
          </table:table-cell>
          <table:table-cell table:number-columns-repeated="3"/>
          <table:table-cell office:value-type="string" calcext:value-type="string">
            <text:p>Result dmg</text:p>
          </table:table-cell>
          <table:table-cell office:value-type="string" calcext:value-type="string">
            <text:p>Attack dmg</text:p>
          </table:table-cell>
          <table:table-cell office:value-type="string" calcext:value-type="string">
            <text:p>Block dmg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ndoBuff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lyBuff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electMen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electMenu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electMenu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fresh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ickCardOrd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ickCardOrde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over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over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Fix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Fix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Rp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romp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romp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raw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Move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estroy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ve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veal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veal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andom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andom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andom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ee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ee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ee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tu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tun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tun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Hija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Hijac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Hijac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Awa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ReceiveAway</text:span>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ReceiveAway</text:span>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ile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ilence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ilence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quipmentDestroy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Opponent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edEquipme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Attack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Defense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Opponent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office:value-type="string" calcext:value-type="string">
            <text:p>Atk res</text:p>
          </table:table-cell>
          <table:table-cell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Star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office:value-type="string" calcext:value-type="string">
            <text:p>Atk res</text:p>
          </table:table-cell>
          <table:table-cell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Normal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Normal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ttackOpponent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Opponent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Intercept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Intercept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on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Opponent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aunch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office:value-type="string" calcext:value-type="string">
            <text:p>Attacker (<text:span text:style-name="T3">editable</text:span>)</text:p>
          </table:table-cell>
          <table:table-cell table:style-name="ce4" office:value-type="string" calcext:value-type="string">
            <text:p>Mob (<text:span text:style-name="T3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Intercep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style-name="ce4"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office:value-type="string" calcext:value-type="string">
            <text:p>Attacker (<text:span text:style-name="T3">editable</text:span>)</text:p>
          </table:table-cell>
          <table:table-cell table:style-name="ce4" office:value-type="string" calcext:value-type="string">
            <text:p>Mob (<text:span text:style-name="T3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pplyCounter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style-name="ce4" office:value-type="string" calcext:value-type="string">
            <text:p>Mob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Surviv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AndSurviv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C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C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ViewHan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xecuteAttackViewDe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xecuteAttackViewGravey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Han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De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Gravey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NextAttack</text:p>
          </table:table-cell>
          <table:table-cell office:value-type="string" calcext:value-type="string">
            <text:p><text:span text:style-name="T2">Not 0: </text:span>NEXT completed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onExecuteNext</text:span>Attack</text:p>
          </table:table-cell>
          <table:table-cell office:value-type="string" calcext:value-type="string">
            <text:p><text:span text:style-name="T2">Not 0: </text:span>NEXT completed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ake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ut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Into</text:span>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Card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TakeCard</text:span>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TakeCard</text:span>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</text:span>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Into</text:span>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</text:span>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Into</text:span>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Card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CardView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terThink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terThink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Destro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estro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ThinkFiel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6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6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6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terThink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office:annotation draw:style-name="gr1" draw:text-style-name="P2" svg:width="1.1413in" svg:height="1.0122in" svg:x="2.9374in" svg:y="41.5091in" draw:caption-point-x="-0.2402in" draw:caption-point-y="0.628in">
              <dc:date>2016-08-26T00:00:00</dc:date>
              <text:p text:style-name="P1"><text:span text:style-name="T1">Do NOT use actions (such as attacks or draw cards), only variable setters here</text:span></text:p>
            </office:annotation>
            <text:p>onPrepare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office:annotation draw:style-name="gr1" draw:text-style-name="P2" svg:width="1.1413in" svg:height="1.0122in" svg:x="2.9374in" svg:y="41.687in" draw:caption-point-x="-0.2402in" draw:caption-point-y="0.628in">
              <dc:date>2023-01-12T00:00:00</dc:date>
              <text:p text:style-name="P1"><text:span text:style-name="T1">Do NOT use actions (such as attacks or draw cards), only variable setters here</text:span></text:p>
            </office:annotation>
            <text:p><text:span text:style-name="T2">onOpponentPrepare</text:span>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Turn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tartTurn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tartTurnView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View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Sta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LevelDro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Eff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activateCardEffec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nd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End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evelActionTrigg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ApplyCharacterAction</text:p>
          </table:table-cell>
          <table:table-cell table:number-columns-repeated="4"/>
          <table:table-cell office:value-type="string" calcext:value-type="string">
            <text:p>isAppli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terOpponentApplyCharacterAction</text:p>
          </table:table-cell>
          <table:table-cell table:number-columns-repeated="4"/>
          <table:table-cell office:value-type="string" calcext:value-type="string">
            <text:p>isAppli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oRepeatLevelActionTrigger</text:p>
          </table:table-cell>
          <table:table-cell office:value-type="string" calcext:value-type="string">
            <text:p>Number of time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MobEffect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MobStats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CharacterAction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OINTCUTS: 142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onEffectStart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Update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Finish</text:p>
          </table:table-cell>
          <table:table-cell table:style-name="ce2"/>
          <table:table-cell table:number-columns-repeated="11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1-18">00/00/0000</text:date>, <text:time style:data-style-name="N2" text:time-value="10:44:33.74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9DT15H58M43S</meta:editing-duration>
    <meta:editing-cycles>90</meta:editing-cycles>
    <meta:generator>LibreOffice/7.2.1.2$Windows_X86_64 LibreOffice_project/87b77fad49947c1441b67c559c339af8f3517e22</meta:generator>
    <dc:date>2023-01-18T10:45:11.929000000</dc:date>
    <meta:document-statistic meta:table-count="3" meta:cell-count="563" meta:object-count="0"/>
    <meta:user-defined meta:name="Info 1"/>
    <meta:user-defined meta:name="Info 2"/>
    <meta:user-defined meta:name="Info 3"/>
    <meta:user-defined meta:name="Info 4"/>
  </office:meta>
</office:document-meta>
</file>